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demia Sztuk Pięk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echnika Informatyczno-Elektronic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echnika Królew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wersytet Ekonomicz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wersytet Królews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wersytet Muzycz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wersytet Pedagogic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wersytet Rolnicz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wersytet Sportu i Turysty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yższa Szkoła Technicz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28:16.919644172</meta:creation-date>
    <dc:date>2019-09-17T09:29:02.298800340</dc:date>
    <meta:editing-duration>PT45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